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7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879.51pt"/>
    </style:style>
    <style:style style:name="co6" style:family="table-column">
      <style:table-column-properties fo:break-before="auto" style:column-width="268.1pt"/>
    </style:style>
    <style:style style:name="co7" style:family="table-column">
      <style:table-column-properties fo:break-before="auto" style:column-width="393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4" style:family="table-cell" style:parent-style-name="Default">
      <style:table-cell-properties fo:background-color="transparent"/>
    </style:style>
    <style:style style:name="ce6" style:family="table-cell" style:parent-style-name="Default" style:data-style-name="N43">
      <style:table-cell-properties fo:background-color="transparent"/>
    </style:style>
    <style:style style:name="ce3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99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Possible Option B</text:p>
          </table:table-cell>
          <table:table-cell/>
          <table:table-cell table:style-name="ce4" office:value-type="string" calcext:value-type="string">
            <text:p>Option C</text:p>
          </table:table-cell>
          <table:table-cell table:style-name="ce4"/>
          <table:table-cell table:style-name="ce4" office:value-type="string" calcext:value-type="string">
            <text:p>Option A</text:p>
          </table:table-cell>
          <table:table-cell table:style-name="ce4" office:value-type="string" calcext:value-type="string">
            <text:p>Option B</text:p>
          </table:table-cell>
          <table:table-cell table:style-name="ce4" office:value-type="string" calcext:value-type="string">
            <text:p>possible option D</text:p>
          </table:table-cell>
          <table:table-cell table:style-name="ce4"/>
          <table:table-cell office:value-type="string" calcext:value-type="string">
            <text:p>option D</text:p>
          </table:table-cell>
          <table:table-cell office:value-type="string" calcext:value-type="string">
            <text:p>possible Option E</text:p>
          </table:table-cell>
          <table:table-cell office:value-type="string" calcext:value-type="string">
            <text:p>possible Option F</text:p>
          </table:table-cell>
          <table:table-cell table:style-name="ce4" table:number-columns-repeated="3"/>
        </table:table-row>
        <table:table-row table:style-name="ro1">
          <table:table-cell office:value-type="string" calcext:value-type="string">
            <text:p>Option A</text:p>
          </table:table-cell>
          <table:table-cell office:value-type="string" calcext:value-type="string">
            <text:p>{1,2,3}</text:p>
          </table:table-cell>
          <table:table-cell/>
          <table:table-cell table:style-name="ce4" office:value-type="string" calcext:value-type="string">
            <text:p>checkbox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{1,2,3,4,5,6,7,8,9,10,11,12,13,14,15,16,17,18,19,20,21,22,23,24,25,26,27,28,29,30,31,32,33,34,35,36,45,46,47,48,49,50,51,54,55,56,57,59,60,69,70,71,72,73,74,75,76}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style-name="ce4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1,2}</text:p>
          </table:table-cell>
          <table:table-cell/>
          <table:table-cell table:style-name="ce4" office:value-type="string" calcext:value-type="string">
            <text:p>with slider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{1,2,3,4,5,6,7,8,9,10,11,12,13,14,15,16,17,18,19,20,21,22,23,24,25,26,27,28,29,30,31,32,33,34,35,36,45,46,47,48,49,50,51,54,55,56,57,59,60,69,70,71,72,73,74,75,76}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style-name="ce4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1,2,3,4,5}</text:p>
          </table:table-cell>
          <table:table-cell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{1,2,3,4,5,6,7,8,9,10,11,12,28,29,30,31,32,33,34,35,36,45,46,47,48,49,50,51,54,55,56,57,59,60,69,70,71,72,73,74,75,76}</text:p>
          </table:table-cell>
          <table:table-cell table:style-name="ce4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style-name="ce4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{1,2}</text:p>
          </table:table-cell>
          <table:table-cell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{1,2,3,4,5,6,7,8,9,10,11,12,13,14,15,16,17,18,19,20,21,22,23,24,25,26,27,28,29,30,31,32,33,34,35,36,45,46,47,48,52,49,50,51,53,54,56,57,59,60,61,62,63,64,65,66,67,68,69,70,71,72,73,74,75,76}</text:p>
          </table:table-cell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style-name="ce4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1,2,3,4}</text:p>
          </table:table-cell>
          <table:table-cell/>
          <table:table-cell table:style-name="ce4" table:number-columns-repeated="2"/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{1,2,3,4,5,6,7,8,9,10,11,12,28,29,30,31,32,33,34,35,36,45,46,47,48,52,49,50,51,53,54,56,57,59,60,61,62,63,64,65,66,67,68,69,70,71,72,73,74,75,76}</text:p>
          </table:table-cell>
          <table:table-cell table:style-name="ce4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style-name="ce4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{1,2}</text:p>
          </table:table-cell>
          <table:table-cell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{1,2,3,4,5,6,7,8,9,10,11,12,13,14,15,16,17,18,19,20,21,22,23,24,25,26,27,28,29,30,31,32,33,34,35,36,45,46,47,48,52,49,50,51,54,56,57,58,59,60,61,62,63,64,65,66,67,68,69,70,71,72,73,74,75,76}</text:p>
          </table:table-cell>
          <table:table-cell table:style-name="ce4"/>
          <table:table-cell office:value-type="float" office:value="6" calcext:value-type="float">
            <text:p>6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style-name="ce4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{1,2}</text:p>
          </table:table-cell>
          <table:table-cell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{1,2,3,4,5,6,7,8,9,10,11,12,13,14,15,16,17,18,19,20,21,22,23,24,25,26,27,28,29,30,31,32,33,34,35,36,45,46,47,48,52,49,50,51,54,56,57,58,59,60,61,62,63,64,65,66,67,68,69,70,71,72,73,74,75,76}</text:p>
          </table:table-cell>
          <table:table-cell table:style-name="ce4"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style-name="ce4"/>
          <table:table-cell table:style-name="ce7"/>
          <table:table-cell table:style-name="ce4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{1,2,3,4,5,6,7,8,9,10,11,12,28,29,30,31,32,33,34,35,36,45,46,47,48,52,49,50,51,54,56,57,58,59,60,61,62,63,64,65,66,67,68,69,70,71,72,73,74,75,76}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style-name="ce4"/>
          <table:table-cell table:style-name="ce7"/>
          <table:table-cell table:style-name="ce4"/>
        </table:table-row>
        <table:table-row table:style-name="ro1">
          <table:table-cell table:number-columns-repeated="3"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{1,2,3,4,5,6,7,8,9,10,11,12,13,14,15,16,17,18,19,20,21,22,23,24,25,26,27,28,29,30,31,32,33,34,35,36,45,46,47,48,52,49,50,51,54,56,57,58,59,60,61,62,63,64,65,66,67,68,69,70,71,72,73,74,75,76}</text:p>
          </table:table-cell>
          <table:table-cell table:style-name="ce4"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style-name="ce4"/>
          <table:table-cell table:style-name="ce7"/>
          <table:table-cell table:style-name="ce4"/>
        </table:table-row>
        <table:table-row table:style-name="ro1">
          <table:table-cell table:number-columns-repeated="3"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{1,2,3,4,5,6,7,8,9,10,11,12,13,14,15,16,17,18,19,20,21,22,23,24,25,26,27,28,29,30,31,32,33,34,35,36,45,46,47,48,52,49,50,51,54,56,57,58,59,60,61,62,63,64,65,66,67,68,69,70,71,72,73,74,75,76}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style-name="ce4"/>
          <table:table-cell table:style-name="ce7"/>
          <table:table-cell table:style-name="ce4"/>
        </table:table-row>
        <table:table-row table:style-name="ro1">
          <table:table-cell table:number-columns-repeated="3"/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{37,38,39,40,41,42,43,44,56,57,59,60}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style-name="ce4"/>
          <table:table-cell table:style-name="ce7"/>
          <table:table-cell table:style-name="ce4"/>
        </table:table-row>
        <table:table-row table:style-name="ro1">
          <table:table-cell table:number-columns-repeated="3"/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{37,38,39,40,41,42,43,44,56,57,59,60}</text:p>
          </table:table-cell>
          <table:table-cell table:style-name="ce4"/>
          <table:table-cell office:value-type="float" office:value="12" calcext:value-type="float">
            <text:p>12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style-name="ce4" table:number-columns-repeated="3"/>
        </table:table-row>
        <table:table-row table:style-name="ro1">
          <table:table-cell table:number-columns-repeated="3"/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{3,5,6,7,11,29,30,31,46,56,57,59,60,61,62,63,64}</text:p>
          </table:table-cell>
          <table:table-cell table:style-name="ce4"/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style-name="ce4" table:number-columns-repeated="3"/>
        </table:table-row>
        <table:table-row table:style-name="ro1">
          <table:table-cell table:number-columns-repeated="3"/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{3,5,6,7,11,29,30,31,46,56,57,59,60,61,62,63,64}</text:p>
          </table:table-cell>
          <table:table-cell table:style-name="ce4"/>
          <table:table-cell office:value-type="float" office:value="14" calcext:value-type="float">
            <text:p>14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none}</text:p>
          </table:table-cell>
          <table:table-cell table:style-name="ce4" table:number-columns-repeated="3"/>
        </table:table-row>
        <table:table-row table:style-name="ro1">
          <table:table-cell table:number-columns-repeated="3"/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{3,5,6,7,11,29,30,31,46,56,57,59,60,61,62,63,64}</text:p>
          </table:table-cell>
          <table:table-cell table:style-name="ce4"/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style-name="ce4" table:number-columns-repeated="3"/>
        </table:table-row>
        <table:table-row table:style-name="ro1">
          <table:table-cell table:number-columns-repeated="3"/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{3,5,6,7,11,29,30,31,46,56,57,59,60,61,62,63,64}</text:p>
          </table:table-cell>
          <table:table-cell table:style-name="ce4"/>
          <table:table-cell office:value-type="float" office:value="16" calcext:value-type="float">
            <text:p>16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style-name="ce4"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37,38,39,40,41,42,43,44,56,57,59,60}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37,38,39,40,41,42,43,44,56,57,59,60}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" calcext:value-type="float">
            <text:p>20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2" calcext:value-type="float">
            <text:p>22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4" calcext:value-type="float">
            <text:p>24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6" calcext:value-type="float">
            <text:p>26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8" calcext:value-type="float">
            <text:p>28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29" calcext:value-type="float">
            <text:p>29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2" calcext:value-type="float">
            <text:p>32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4" calcext:value-type="float">
            <text:p>34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6" calcext:value-type="float">
            <text:p>36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8" calcext:value-type="float">
            <text:p>38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42" calcext:value-type="float">
            <text:p>42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46" calcext:value-type="float">
            <text:p>46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2" calcext:value-type="float">
            <text:p>52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8" calcext:value-type="float">
            <text:p>58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none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61" calcext:value-type="float">
            <text:p>61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62" calcext:value-type="float">
            <text:p>62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none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none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64" calcext:value-type="float">
            <text:p>64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none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65" calcext:value-type="float">
            <text:p>65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none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66" calcext:value-type="float">
            <text:p>66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none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67" calcext:value-type="float">
            <text:p>67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none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68" calcext:value-type="float">
            <text:p>68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none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69" calcext:value-type="float">
            <text:p>69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none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71" calcext:value-type="float">
            <text:p>71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72" calcext:value-type="float">
            <text:p>72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73" calcext:value-type="float">
            <text:p>73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74" calcext:value-type="float">
            <text:p>74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76" calcext:value-type="float">
            <text:p>76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3:18:20.3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Nicholson</meta:initial-creator>
    <meta:creation-date>2019-06-06T10:46:57.377722441</meta:creation-date>
    <dc:date>2019-06-19T13:27:39.558000000</dc:date>
    <meta:editing-duration>PT7H48M49S</meta:editing-duration>
    <meta:editing-cycles>10</meta:editing-cycles>
    <meta:generator>LibreOffice/6.1.6.3$Windows_x86 LibreOffice_project/5896ab1714085361c45cf540f76f60673dd96a72</meta:generator>
    <meta:document-statistic meta:table-count="1" meta:cell-count="307" meta:object-count="0"/>
  </office:meta>
</office:document-meta>
</file>